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cd7da" officeooo:paragraph-rsid="000cd7da"/>
    </style:style>
    <style:style style:name="P2" style:family="paragraph" style:parent-style-name="Standard">
      <style:text-properties fo:font-weight="bold" officeooo:rsid="000b7696" officeooo:paragraph-rsid="000b7696" style:font-weight-asian="bold" style:font-weight-complex="bold"/>
    </style:style>
    <style:style style:name="P3" style:family="paragraph" style:parent-style-name="Standard">
      <style:text-properties fo:font-weight="bold" officeooo:rsid="000cd7da" officeooo:paragraph-rsid="000cd7da" style:font-weight-asian="bold" style:font-weight-complex="bold"/>
    </style:style>
    <style:style style:name="P4" style:family="paragraph" style:parent-style-name="Standard">
      <style:text-properties fo:font-weight="bold" officeooo:rsid="00127dc7" officeooo:paragraph-rsid="00127dc7" style:font-weight-asian="bold" style:font-weight-complex="bold"/>
    </style:style>
    <style:style style:name="P5" style:family="paragraph" style:parent-style-name="Standard">
      <style:text-properties fo:font-weight="normal" officeooo:rsid="000cd7da" officeooo:paragraph-rsid="000cd7da" style:font-weight-asian="normal" style:font-weight-complex="normal"/>
    </style:style>
    <style:style style:name="P6" style:family="paragraph" style:parent-style-name="Standard">
      <style:text-properties fo:font-weight="normal" officeooo:rsid="000dde24" officeooo:paragraph-rsid="000dde24" style:font-weight-asian="normal" style:font-weight-complex="normal"/>
    </style:style>
    <style:style style:name="P7" style:family="paragraph" style:parent-style-name="Standard">
      <style:text-properties fo:font-weight="normal" officeooo:rsid="000e1b1d" officeooo:paragraph-rsid="000e1b1d" style:font-weight-asian="normal" style:font-weight-complex="normal"/>
    </style:style>
    <style:style style:name="P8" style:family="paragraph" style:parent-style-name="Standard">
      <style:text-properties fo:font-weight="normal" officeooo:rsid="000f3a18" officeooo:paragraph-rsid="000f3a18" style:font-weight-asian="normal" style:font-weight-complex="normal"/>
    </style:style>
    <style:style style:name="P9" style:family="paragraph" style:parent-style-name="Standard">
      <style:text-properties fo:font-weight="normal" officeooo:rsid="0010aa15" officeooo:paragraph-rsid="0010aa15" style:font-weight-asian="normal" style:font-weight-complex="normal"/>
    </style:style>
    <style:style style:name="P10" style:family="paragraph" style:parent-style-name="Standard">
      <style:text-properties fo:font-weight="normal" officeooo:rsid="00127dc7" officeooo:paragraph-rsid="00127dc7" style:font-weight-asian="normal" style:font-weight-complex="normal"/>
    </style:style>
    <style:style style:name="T1" style:family="text">
      <style:text-properties officeooo:rsid="000cd7da"/>
    </style:style>
    <style:style style:name="T2" style:family="text">
      <style:text-properties officeooo:rsid="000e1b1d"/>
    </style:style>
    <style:style style:name="T3" style:family="text">
      <style:text-properties officeooo:rsid="000f3a18"/>
    </style:style>
    <style:style style:name="T4" style:family="text">
      <style:text-properties officeooo:rsid="0010a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</text:span>articipants</text:p>
      <text:p text:style-name="P7"><text:span text:style-name="T3">p_id<text:tab/></text:span>first_name<text:tab/>last_name<text:tab/>email<text:tab/>mobile <text:s text:c="3"/>password <text:s text:c="3"/>col_id <text:s text:c="3"/>paid</text:p>
      <text:p text:style-name="P2"/>
      <text:p text:style-name="P2"><text:span text:style-name="T1">c</text:span>olleges</text:p>
      <text:p text:style-name="P8">co<text:span text:style-name="T4">l_id<text:tab/> <text:s text:c="2"/>name<text:tab/> <text:s text:c="3"/>state <text:s text:c="3"/>city</text:span></text:p>
      <text:p text:style-name="P2"/>
      <text:p text:style-name="P2"><text:span text:style-name="T1">e</text:span>vents</text:p>
      <text:p text:style-name="P9">e_id <text:s text:c="3"/>name <text:s text:c="3"/>description <text:s text:c="3"/>o_id <text:s text:c="3"/>v_id <text:s text:c="3"/>event_date <text:s text:c="3"/>start_time <text:s text:c="3"/>end_time</text:p>
      <text:p text:style-name="P2"/>
      <text:p text:style-name="P2"><text:span text:style-name="T1">p</text:span>articipants_events</text:p>
      <text:p text:style-name="P9">p_id<text:tab/>e_id <text:s text:c="3"/>marks <text:s text:c="3"/>present</text:p>
      <text:p text:style-name="P6"/>
      <text:p text:style-name="P3">organizers</text:p>
      <text:p text:style-name="P5">o_id<text:tab/>name<text:tab/>email<text:tab/>mobile <text:s text:c="3"/>password</text:p>
      <text:p text:style-name="P1"/>
      <text:p text:style-name="P4">venues</text:p>
      <text:p text:style-name="P10">v_id<text:tab/>block <text:s text:c="3"/>room <text:s text:c="3"/>floor</text:p>
      <text:p text:style-name="P10"/>
      <text:p text:style-name="P4">rules</text:p>
      <text:p text:style-name="P10">r_id <text:tab/>e_id<text:tab/>rule_order<text:tab/>ru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ul</meta:initial-creator>
    <meta:creation-date>2016-07-08T20:38:10.812406816</meta:creation-date>
    <dc:date>2016-07-08T21:18:40.597844716</dc:date>
    <dc:creator>Jonathan Paul</dc:creator>
    <meta:editing-duration>PT24M26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1" meta:paragraph-count="14" meta:word-count="44" meta:character-count="365" meta:non-whitespace-character-count="279"/>
  </office:meta>
</office:document-meta>
</file>